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Visualization Charts</text:span></text:p>
      <text:list xml:id="list3957282366" text:style-name="WWNum2">
        <text:list-item>
          <text:p text:style-name="P1"><text:span text:style-name="T2">What is a good chart type for showing </text:span><text:span text:style-name="T3">relationships</text:span><text:span text:style-name="T2"> between data and why?<text:line-break/><text:line-break/><text:line-break/><text:line-break/><text:line-break/></text:span></text:p>
        </text:list-item>
        <text:list-item>
          <text:p text:style-name="P1"><text:span text:style-name="T2">What is a good chart type for showing </text:span><text:span text:style-name="T3">distributional</text:span><text:span text:style-name="T2"> information and why?</text:span></text:p>
        </text:list-item>
      </text:list>
      <text:p text:style-name="P3"><text:span text:style-name="T2"><text:line-break/><text:line-break/><text:line-break/><text:line-break/><text:line-break/></text:span></text:p>
      <text:list xml:id="list182359922538561" text:continue-numbering="true" text:style-name="WWNum2">
        <text:list-item>
          <text:p text:style-name="P1"><text:span text:style-name="T2">What is a good chart type for showing </text:span><text:span text:style-name="T3">comparisons </text:span><text:span text:style-name="T2">and why?<text:line-break/>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Visualization Charts</text:span></text:p>
      <text:list xml:id="list1813699466" text:style-name="WWNum1">
        <text:list-item>
          <text:p text:style-name="P2"><text:span text:style-name="T2">What is a good chart type for showing </text:span><text:span text:style-name="T3">relationships</text:span><text:span text:style-name="T2"> between data and why?<text:line-break/><text:line-break/><text:line-break/><text:line-break/><text:line-break/><text:line-break/></text:span></text:p>
        </text:list-item>
        <text:list-item>
          <text:p text:style-name="P2"><text:span text:style-name="T2">What is a good chart type for showing </text:span><text:span text:style-name="T3">distributional</text:span><text:span text:style-name="T2"> information and why?<text:line-break/><text:line-break/><text:line-break/><text:line-break/><text:line-break/><text:line-break/><text:line-break/></text:span></text:p>
        </text:list-item>
        <text:list-item>
          <text:p text:style-name="P2"><text:span text:style-name="T2">What is a good chart type for showing </text:span><text:span text:style-name="T3">comparisons </text:span><text:span text:style-name="T2">and why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90" meta:character-count="602" meta:non-whitespace-character-count="490"/>
    <meta:generator>LibreOfficeDev/6.0.5.2$Linux_X86_64 LibreOffice_project/</meta:generator>
  </office:meta>
</office:document-meta>
</file>